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667" officeooo:paragraph-rsid="000126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dal_translate -of GTiff -gcp 232.755 302.041 232.61 -301.186 -gcp 536.327 286.224 535.365 -284.79 -gcp 519.49 250 518.97 -250.868 -gcp 621.02 217.857 619.322 -216.946 "/home/roxana/working_through_GeoprocessingWithPython/myaerial.tif" "/tmp/myaerial.tif"</text:p>
      <text:p text:style-name="P1">gdalwarp -r near -order 1 -co COMPRESS=NONE <text:s/>"/tmp/myaerial.tif" "/home/roxana/working_through_GeoprocessingWithPython/usingGCPs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9:50:16.992039935</meta:creation-date>
    <dc:date>2016-09-15T12:46:55.246914081</dc:date>
    <meta:editing-duration>PT2H46M28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2" meta:word-count="34" meta:character-count="384" meta:non-whitespace-character-count="351"/>
  </office:meta>
</office:document-meta>
</file>